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3.0431in" fo:margin-left="-0.075in" fo:margin-top="0in" fo:margin-bottom="0in" table:align="left" style:writing-mode="lr-tb"/>
    </style:style>
    <style:style style:name="Table1.A" style:family="table-column">
      <style:table-column-properties style:column-width="0.6472in"/>
    </style:style>
    <style:style style:name="Table1.B" style:family="table-column">
      <style:table-column-properties style:column-width="2.3951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none"/>
    </style:style>
    <style:style style:name="Table1.2" style:family="table-row">
      <style:table-row-properties fo:keep-together="auto"/>
    </style:style>
    <style:style style:name="Table2" style:family="table">
      <style:table-properties style:width="7.0583in" fo:margin-left="-0.075in" fo:margin-top="0in" fo:margin-bottom="0in" table:align="left" style:writing-mode="lr-tb"/>
    </style:style>
    <style:style style:name="Table2.A" style:family="table-column">
      <style:table-column-properties style:column-width="0.6479in"/>
    </style:style>
    <style:style style:name="Table2.B" style:family="table-column">
      <style:table-column-properties style:column-width="6.4097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4"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5"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tab-stops/>
      </style:paragraph-properties>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master-page-name="Standard">
      <style:paragraph-properties fo:margin-left="0in" fo:margin-right="0in" fo:text-indent="0in" style:auto-text-indent="false" style:page-number="auto"/>
    </style:style>
    <style:style style:name="P10" style:family="paragraph" style:parent-style-name="Heading_20_2"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1" style:family="paragraph" style:parent-style-name="Heading_20_2"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12" style:family="paragraph" style:parent-style-name="Heading_20_2" style:list-style-name="">
      <style:paragraph-properties fo:margin-left="0in" fo:margin-right="0in" fo:text-indent="0in" style:auto-text-indent="false"/>
    </style:style>
    <style:style style:name="P13" style:family="paragraph" style:parent-style-name="Heading_20_3" style:list-style-name="">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8pt" fo:language="en" fo:country="US" style:font-size-asian="18pt" style:language-asian="en" style:country-asian="US"/>
    </style:style>
    <style:style style:name="T5" style:family="text">
      <style:text-properties style:font-name="Times New Roman" fo:font-size="12pt" fo:language="en" fo:country="US" style:font-size-asian="12pt" style:language-asian="en" style:country-asian="US"/>
    </style:style>
    <style:style style:name="T6" style:family="text">
      <style:text-properties style:font-name="Times New Roman" fo:font-size="11pt" fo:language="en" fo:country="US" style:font-size-asian="11pt" style:language-asian="en" style:country-asian="US"/>
    </style:style>
    <style:style style:name="T7" style:family="text">
      <style:text-properties style:font-name="Times New Roman" fo:font-weight="bold" style:font-weight-asian="bold"/>
    </style:style>
    <style:style style:name="T8" style:family="text">
      <style:text-properties style:font-name="Times New Roman" fo:font-style="italic" style:font-style-asian="italic"/>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This material is Open Game Content, and is licensed for public use under the terms of the Open Game License v1.0a.</text:span></text:p>
      <text:p text:style-name="P1"><text:span text:style-name="T4">CYBERNETICS</text:span></text:p>
      <text:h text:style-name="P10" text:outline-level="2"/>
      <text:h text:style-name="P12" text:outline-level="2"><text:span text:style-name="T5">EVOLUTION OF CYBERNETICS</text:span></text:h>
      <text:p text:style-name="P1"><text:span text:style-name="T2">As with all forms of technology, advancements in cybernetics can be tracked by Progress Level.</text:span></text:p>
      <text:p text:style-name="P1"><text:span text:style-name="T3">Progress Level 5: </text:span><text:span text:style-name="T2">Cybernetics is still in its formative stage. Most prosthetic units are of the nonpowered variety, but medical associations have approved certain electronic regulators for life-threatening conditions. The artificial heart is the most recognized example. Other common examples include pacemakers, artificial kidneys, and pancreas monitors (for high-risk diabetics). Nearly all PL 5 cybernetic attachments are simply designed to keep their recipients alive and reasonably healthy. </text:span></text:p>
      <text:p text:style-name="P1"><text:span text:style-name="T2">Elective cybernetics begins at this stage with the work of university professor Kevin Warwick, who develops methods of linking computer microchips to the human nervous system. His “cyborg chip” becomes the foundation for all future cybernetic components.</text:span></text:p>
      <text:p text:style-name="P1"><text:span text:style-name="T3">Progress Level 6: </text:span><text:span text:style-name="T2">This era sees the first use of independently powered cybernetics, including servolimbs and subcutaneous cellular telephones. These begin mostly in military applications but soon become available to the public. Household pets all over the world are implanted with subcutaneous identity chips—as are important government figures and their families—after the technology proves safe and effective on prison inmates.</text:span></text:p>
      <text:p text:style-name="P1"><text:span text:style-name="T2">As cybernetics is still new and can have negative side effects, its adoption is not universal. Most people still prefer mundane equipment, which is generally cheaper, safer, and less troublesome to repair, replace, or upgrade. Cybernetics becomes the preferred choice only when mundane equipment is impractical or unavailable— or when the recipient is fixated on self-improvement.</text:span></text:p>
      <text:p text:style-name="P1"><text:span text:style-name="T2">Medical plans eventually come to offer at least baseline prosthetics to compensate for disabling injuries, such as the loss or partial loss of a limb, though such plans do not cover elective cybernetic surgery. Their concern is overall health—not “cosmetic” enhancement. For those who want more than just replacements, a new kind of clinic appears, offering cybernetic enhancements.</text:span></text:p>
      <text:p text:style-name="P1"><text:span text:style-name="T2">At this Progress Level, the first cybernetic regulation laws are passed—largely instigated by a few harshly publicized accidents involving cyborgs. These laws give rise to numerous black-market cybernetic clinics that install cybernetics without performing the required background checks.</text:span></text:p>
      <text:p text:style-name="P1"><text:span text:style-name="T3">Progress Level 7: </text:span><text:span text:style-name="T2">By this era, cybernetics has become a mostly safe science. Flaws in earlier designs have been corrected. Cybernetics becomes more of a status symbol, and luminous skin grafts become the fashion accessory of choice. In some societies, newborn children are implanted with identity chips as an anti-kidnapping measure. Military applications include replacement eyes with heads-up targeting and GPS displays.</text:span></text:p>
      <text:p text:style-name="P1"><text:span text:style-name="T2">Insurance regulations relax considerably toward cybernetic replacements at Progress Level 7; enhancements are perfectly acceptable, though only as part of a prosthetic, rather than as elective cyber-surgery. Still, most cyborgs are members of military or law-enforcement organizations—or mercenaries.</text:span></text:p>
      <text:p text:style-name="P1"><text:span text:style-name="T3">Progress Level 8: </text:span><text:span text:style-name="T2">Cyborgs are a common sight. In some societies, medical insurance frowns on noncybernetic replacements, as mechanical body parts are less expensive than flesh. Cybernetic technology has improved so much, in fact, that some cyborgs are virtually indistinguishable from living beings—except that they never appear to age.</text:span></text:p>
      <text:h text:style-name="P11" text:outline-level="2"/>
      <text:h text:style-name="P12" text:outline-level="2"><text:span text:style-name="T4">CYBERNETIC ATTACHMENTS</text:span></text:h>
      <text:p text:style-name="P1"><text:span text:style-name="T2">Two kinds of cybernetic attachments exist: replacements and enhancements.</text:span></text:p>
      <text:p text:style-name="P1"><text:span text:style-name="T3">Replacements: </text:span><text:span text:style-name="T2">Replacements are prosthetic or artificial units intended to replace lost limbs and damaged organs. Common replacements provide no benefits other than duplicating the essential functions of their biological counterparts, and they present little strain on the beneficiary’s overall well-being. In appearance, a cybernetic replacement can be recognizably artificial or virtually indistinguishable from the real thing.</text:span></text:p>
      <text:p text:style-name="P1"><text:span text:style-name="T3">Enhancements: </text:span><text:span text:style-name="T2">Enhancements bestow new abilities or improve the recipient in some fashion. Enhancements include skeletal reinforcement, subcutaneous communications hardware, and weapon mounts. Some enhancements have visible external components, while others are hidden beneath the skin. Enhancements put more of a drain on the body’s resources, and recipients frequently suffer debilitating physical or mental side effects.</text:span></text:p>
      <text:p text:style-name="P4"/>
      <text:p text:style-name="P1"><text:soft-page-break/><text:span text:style-name="T6">CONSTRUCTION AND REPAIR</text:span></text:p>
      <text:p text:style-name="P1"><text:span text:style-name="T2">Cybernetic attachments are complex instruments with both electrical and mechanical components. Consequently, a character must have the Craft Cybernetics feat to build a cybernetic attachment.</text:span></text:p>
      <text:p text:style-name="P1"><text:span text:style-name="T2">Repairing a damaged or nonfunctional cybernetic attachment requires 10 hours of work and a successful Repair check (DC 25). A character needs both an electrical tool kit and a mechanical tool kit to facilitate repairs. Without one or the another, a character takes a –4 penalty on the check; without both kits, the penalty increases to –8.</text:span></text:p>
      <text:p text:style-name="P4"/>
      <text:p text:style-name="P1"><text:span text:style-name="T6">INSTALLATION AND REMOVAL</text:span></text:p>
      <text:p text:style-name="P1"><text:span text:style-name="T2">Installing or removing a cybernetic attachment, regardless of whether it’s a replacement or enhancement, requires a successful Treat Injury check. A character with the Cybernetic Surgery feat suffers no penalty on the check.</text:span></text:p>
      <text:p text:style-name="P1"><text:span text:style-name="T2">Removing a cybernetic attachment without proper surgery causes lasting physical trauma to the patient’s body, dealing 1d4 points of permanent Constitution drain.</text:span></text:p>
      <text:p text:style-name="P4"/>
      <text:p text:style-name="P1"><text:span text:style-name="T5">NUMBER OF ATTACHMENTS</text:span></text:p>
      <text:p text:style-name="P1"><text:span text:style-name="T2">Only living creatures can have cybernetic attachments. In addition, a living creature can have a maximum number of cybernetic attachments equal to 1 + the creature’s Constitution modifier (minimum 0).</text:span></text:p>
      <text:p text:style-name="P1"><text:span text:style-name="T2">A creature may have more cybernetic attachments installed on its body can it can bear. However, the creature gains 1 negative level per cybernetic attachment that exceeds its maximum allowed. For each negative level, the creature takes a –1 penalty on all skill checks and ability checks, attack rolls, and saving throws, and loses one effective level or Hit Die whenever level is used in a die roll or calculation. Further, a character with psionic powers loses the ability to manifest one power of the highest level she can manifest (player’s choice), while a character with spellcasting ability loses the ability to cast one spell of the highest level he can cast. This loss persists until the negative level is removed.</text:span></text:p>
      <text:p text:style-name="P1"><text:span text:style-name="T2">Negative levels caused by having too many cybernetic attachments remain until the offending attachments are removed.</text:span></text:p>
      <text:p text:style-name="P4"/>
      <text:h text:style-name="P12" text:outline-level="2"><text:span text:style-name="T5">BENEFITS AND DRAWBACKS</text:span></text:h>
      <text:p text:style-name="P1"><text:span text:style-name="T2">Cybernetic attachments provide countless benefits to their recipients. For example, cybernetic eyes can bestow darkvision, improve the accuracy of the recipient’s ranged attacks, or emit pencil-thin laser beams. A cybernetic brain implant can improve the recipient’s response time in a crisis, protect against mind-influencing attacks, or increase the flow of adrenaline throughout the body. The possibilities of cybernetic technology are endless. Although the benefits make cybernetics very alluring, the drawbacks are equally discouraging:</text:span></text:p>
      <text:p text:style-name="P1"><text:span text:style-name="T3">ELECTRICITY VULNERABILITY</text:span></text:p>
      <text:p text:style-name="P1"><text:span text:style-name="T2">A creature with one or more cybernetic attachments takes 50% more damage from any attack that deals electricity damage. This vulnerability to electricity can be offset by an anti-shock implant (see Cybernetic Enhancements, below).</text:span></text:p>
      <text:p text:style-name="P1"><text:span text:style-name="T3">NEGATIVE LEVELS</text:span></text:p>
      <text:p text:style-name="P1"><text:span text:style-name="T2">Whenever a creature exceeds its maximum number of cybernetic attachments, it gains negative levels until the excess attachments are removed (see Number of Attachments, above).</text:span></text:p>
      <text:p text:style-name="P1"><text:span text:style-name="T3">SUSCEPTIBILITY TO ATTACK </text:span></text:p>
      <text:p text:style-name="P1"><text:span text:style-name="T2">External cybernetic attachments are subject to attacks as if they were objects worn by their recipients.</text:span></text:p>
      <text:p text:style-name="P1"><text:soft-page-break/><text:span text:style-name="T3">MASSIVE DAMAGE EFFECTS</text:span></text:p>
      <text:p text:style-name="P1"><text:span text:style-name="T2">Massive damage wreaks havoc with cybernetic attachments. Whenever a creature with cybernetic attachments fails a Fortitude save against massive damage, the GM should roll percentile dice and consult Table: Massive Damage Effects to determine what happens.</text:span></text:p>
      <text:p text:style-name="P2"/>
      <table:table table:name="Table1" table:style-name="Table1">
        <table:table-column table:style-name="Table1.A"/>
        <table:table-column table:style-name="Table1.B"/>
        <table:table-row table:style-name="Table1.1">
          <table:table-cell table:style-name="Table1.A1" table:number-columns-spanned="2" office:value-type="string">
            <text:h text:style-name="P13" text:outline-level="3"><text:span text:style-name="T1">Table: Massive Damage Effects</text:span></text:h>
          </table:table-cell>
          <table:covered-table-cell/>
        </table:table-row>
        <table:table-row table:style-name="Table1.2">
          <table:table-cell table:style-name="Table1.A1" office:value-type="string">
            <text:p text:style-name="P7"><text:span text:style-name="T7">d% Roll</text:span></text:p>
          </table:table-cell>
          <table:table-cell table:style-name="Table1.A1" office:value-type="string">
            <text:p text:style-name="P8"><text:span text:style-name="T7">Effect of Failed Fortitude Save</text:span></text:p>
          </table:table-cell>
        </table:table-row>
        <table:table-row table:style-name="Table1.2">
          <table:table-cell table:style-name="Table1.A1" office:value-type="string">
            <text:p text:style-name="P6"><text:span text:style-name="T1">01–30</text:span></text:p>
          </table:table-cell>
          <table:table-cell table:style-name="Table1.A1" office:value-type="string">
            <text:p text:style-name="P1"><text:span text:style-name="T1">Normal Effect</text:span></text:p>
          </table:table-cell>
        </table:table-row>
        <table:table-row table:style-name="Table1.2">
          <table:table-cell table:style-name="Table1.A1" office:value-type="string">
            <text:p text:style-name="P6"><text:span text:style-name="T1">31–60</text:span></text:p>
          </table:table-cell>
          <table:table-cell table:style-name="Table1.A1" office:value-type="string">
            <text:p text:style-name="P1"><text:span text:style-name="T1">Attachment Disabled</text:span></text:p>
          </table:table-cell>
        </table:table-row>
        <table:table-row table:style-name="Table1.2">
          <table:table-cell table:style-name="Table1.A1" office:value-type="string">
            <text:p text:style-name="P6"><text:span text:style-name="T1">61–80</text:span></text:p>
          </table:table-cell>
          <table:table-cell table:style-name="Table1.A1" office:value-type="string">
            <text:p text:style-name="P1"><text:span text:style-name="T1">Normal Effect and Attachment Disabled</text:span></text:p>
          </table:table-cell>
        </table:table-row>
        <table:table-row table:style-name="Table1.2">
          <table:table-cell table:style-name="Table1.A1" office:value-type="string">
            <text:p text:style-name="P7"><text:span text:style-name="T1">81–100</text:span></text:p>
          </table:table-cell>
          <table:table-cell table:style-name="Table1.A1" office:value-type="string">
            <text:p text:style-name="P8"><text:span text:style-name="T1">Attachment Damaged and Side Effect</text:span></text:p>
          </table:table-cell>
        </table:table-row>
      </table:table>
      <text:p text:style-name="P2"/>
      <text:p text:style-name="P1"><text:span text:style-name="T3">Normal Effect: </text:span><text:span text:style-name="T2">The character immediately drops to –1 hit points and is dying.</text:span></text:p>
      <text:p text:style-name="P1"><text:span text:style-name="T3">Attachment Disabled: </text:span><text:span text:style-name="T2">One cybernetic attachment (determined randomly or chosen by the GM) ceases to function until repaired (see Construction and Repair, above). The character suffers the effects of the disability—as noted in the description of the cybernetic attachment— for as long as the attachment remains disabled.</text:span></text:p>
      <text:p text:style-name="P1"><text:span text:style-name="T3">Attachment Damaged: </text:span><text:span text:style-name="T2">One cybernetic attachment (determined randomly or chosen by the GM) continues to function but develops an unpleasant side effect that persists until the attachment is repaired (see Construction and Repair, above).</text:span></text:p>
      <text:p text:style-name="P1"><text:span text:style-name="T3">Side Effect: </text:span><text:span text:style-name="T2">The character suffers a debilitating side effect as the result of a damaged attachment. Various side effects are presented on Table: Side Effects.</text:span></text:p>
      <text:p text:style-name="P2"/>
      <table:table table:name="Table2" table:style-name="Table2">
        <table:table-column table:style-name="Table2.A"/>
        <table:table-column table:style-name="Table2.B"/>
        <text:soft-page-break/>
        <table:table-row table:style-name="Table2.1">
          <table:table-cell table:style-name="Table2.A1" table:number-columns-spanned="2" office:value-type="string">
            <text:h text:style-name="P13" text:outline-level="3"><text:span text:style-name="T1">Table: Side Effects</text:span></text:h>
          </table:table-cell>
          <table:covered-table-cell/>
        </table:table-row>
        <table:table-row table:style-name="Table2.2">
          <table:table-cell table:style-name="Table2.A2" office:value-type="string">
            <text:p text:style-name="P7"><text:span text:style-name="T7">d% Roll</text:span></text:p>
          </table:table-cell>
          <table:table-cell table:style-name="Table2.A2" office:value-type="string">
            <text:p text:style-name="P8"><text:span text:style-name="T7">Side Effect</text:span></text:p>
          </table:table-cell>
        </table:table-row>
        <table:table-row table:style-name="Table2.2">
          <table:table-cell table:style-name="Table2.A2" office:value-type="string">
            <text:p text:style-name="P6"><text:span text:style-name="T1">01–08</text:span></text:p>
          </table:table-cell>
          <table:table-cell table:style-name="Table2.A2" office:value-type="string">
            <text:p text:style-name="P1"><text:span text:style-name="T8">Blurred Vision: </text:span><text:span text:style-name="T1">Character suffers a 20% miss chance on all attacks.</text:span></text:p>
          </table:table-cell>
        </table:table-row>
        <table:table-row table:style-name="Table2.2">
          <table:table-cell table:style-name="Table2.A2" office:value-type="string">
            <text:p text:style-name="P6"><text:span text:style-name="T1">09–17</text:span></text:p>
          </table:table-cell>
          <table:table-cell table:style-name="Table2.A2" office:value-type="string">
            <text:p text:style-name="P1"><text:span text:style-name="T8">Constant Trembling: </text:span><text:span text:style-name="T1">Character takes a –2 penalty on Dexterity-based skill checks.</text:span></text:p>
          </table:table-cell>
        </table:table-row>
        <table:table-row table:style-name="Table2.2">
          <table:table-cell table:style-name="Table2.A2" office:value-type="string">
            <text:p text:style-name="P6"><text:span text:style-name="T1">18–25</text:span></text:p>
          </table:table-cell>
          <table:table-cell table:style-name="Table2.A2" office:value-type="string">
            <text:p text:style-name="P1"><text:span text:style-name="T8">Cybernetic Rejection: </text:span><text:span text:style-name="T1">Character suffers 1d4 points of Constitution damage per day.</text:span></text:p>
          </table:table-cell>
        </table:table-row>
        <table:table-row table:style-name="Table2.2">
          <table:table-cell table:style-name="Table2.A2" office:value-type="string">
            <text:p text:style-name="P6"><text:span text:style-name="T1">26–34</text:span></text:p>
          </table:table-cell>
          <table:table-cell table:style-name="Table2.A2" office:value-type="string">
            <text:p text:style-name="P1"><text:span text:style-name="T8">Dizziness: </text:span><text:span text:style-name="T1">Character takes a –1 penalty on attack rolls, saving throws, ability checks, and skill checks.</text:span></text:p>
          </table:table-cell>
        </table:table-row>
        <table:table-row table:style-name="Table2.2">
          <table:table-cell table:style-name="Table2.A2" office:value-type="string">
            <text:p text:style-name="P6"><text:span text:style-name="T1">35–42</text:span></text:p>
          </table:table-cell>
          <table:table-cell table:style-name="Table2.A2" office:value-type="string">
            <text:p text:style-name="P1"><text:span text:style-name="T8">Impaired Hearing: </text:span><text:span text:style-name="T1">Static distortion imposes a –2 penalty on all Listen checks.</text:span></text:p>
          </table:table-cell>
        </table:table-row>
        <table:table-row table:style-name="Table2.2">
          <table:table-cell table:style-name="Table2.A2" office:value-type="string">
            <text:p text:style-name="P6"><text:span text:style-name="T1">43–50</text:span></text:p>
          </table:table-cell>
          <table:table-cell table:style-name="Table2.A2" office:value-type="string">
            <text:p text:style-name="P1"><text:span text:style-name="T8">Impaired Vision: </text:span><text:span text:style-name="T1">Distorted images impose a –2 penalty on Spot checks.</text:span></text:p>
          </table:table-cell>
        </table:table-row>
        <table:table-row table:style-name="Table2.2">
          <table:table-cell table:style-name="Table2.A2" office:value-type="string">
            <text:p text:style-name="P6"><text:span text:style-name="T1">51–59</text:span></text:p>
          </table:table-cell>
          <table:table-cell table:style-name="Table2.A2" office:value-type="string">
            <text:p text:style-name="P1"><text:span text:style-name="T8">Insomnia: </text:span><text:span text:style-name="T1">Character can only sleep for minutes at a time and gains insufficient rest to heal naturally.</text:span></text:p>
          </table:table-cell>
        </table:table-row>
        <table:table-row table:style-name="Table2.2">
          <table:table-cell table:style-name="Table2.A2" office:value-type="string">
            <text:p text:style-name="P6"><text:span text:style-name="T1">60–67</text:span></text:p>
          </table:table-cell>
          <table:table-cell table:style-name="Table2.A2" office:value-type="string">
            <text:p text:style-name="P1"><text:span text:style-name="T8">Muscle Cramps: </text:span><text:span text:style-name="T1">Character moves at half speed.</text:span></text:p>
          </table:table-cell>
        </table:table-row>
        <table:table-row table:style-name="Table2.2">
          <table:table-cell table:style-name="Table2.A2" office:value-type="string">
            <text:p text:style-name="P6"><text:span text:style-name="T1">68–76</text:span></text:p>
          </table:table-cell>
          <table:table-cell table:style-name="Table2.A2" office:value-type="string">
            <text:p text:style-name="P1"><text:span text:style-name="T8">Muscle Fatigue: </text:span><text:span text:style-name="T1">Character takes a –2 penalty on Strength-based skill checks.</text:span></text:p>
          </table:table-cell>
        </table:table-row>
        <table:table-row table:style-name="Table2.2">
          <table:table-cell table:style-name="Table2.A2" office:value-type="string">
            <text:p text:style-name="P6"><text:span text:style-name="T1">77–84</text:span></text:p>
          </table:table-cell>
          <table:table-cell table:style-name="Table2.A2" office:value-type="string">
            <text:p text:style-name="P1"><text:span text:style-name="T8">Power Surge: </text:span><text:span text:style-name="T1">Character is shaken for 1 round if wounded; a successful Fortitude save (DC 12) negates.</text:span></text:p>
          </table:table-cell>
        </table:table-row>
        <table:table-row table:style-name="Table2.2">
          <table:table-cell table:style-name="Table2.A2" office:value-type="string">
            <text:p text:style-name="P6"><text:span text:style-name="T1">85–93</text:span></text:p>
          </table:table-cell>
          <table:table-cell table:style-name="Table2.A2" office:value-type="string">
            <text:p text:style-name="P1"><text:span text:style-name="T8">Psychosis: </text:span><text:span text:style-name="T1">Character suffers 1d4 points of Charisma damage per day, lapsing into a coma if the score drops to 0.</text:span></text:p>
          </table:table-cell>
        </table:table-row>
        <table:table-row table:style-name="Table2.2">
          <table:table-cell table:style-name="Table2.A14" office:value-type="string">
            <text:p text:style-name="P7"><text:span text:style-name="T1">94–100</text:span></text:p>
          </table:table-cell>
          <table:table-cell table:style-name="Table2.A14" office:value-type="string">
            <text:p text:style-name="P8"><text:span text:style-name="T8">Sensory Overload: </text:span><text:span text:style-name="T1">Character is stunned for 1 round if wounded; a successful Fortitude save (DC 15) negates.</text:span></text:p>
          </table:table-cell>
        </table:table-row>
      </table:table>
      <text:p text:style-name="P2"/>
      <text:h text:style-name="P12" text:outline-level="2"><text:span text:style-name="T5">REPLACEMENTS</text:span></text:h>
      <text:p text:style-name="P1"><text:span text:style-name="T2">The most basic replacement limbs and organs don’t bestow any special benefits, but they suffer the usual drawbacks (see Benefits and Drawbacks, above). Some replacements of higher PL are built to counter certain drawbacks, as noted. They don’t add measurably to the recipient’s weight.</text:span></text:p>
      <text:p text:style-name="P1"><text:span text:style-name="T2">Each replacement description includes the following information:</text:span></text:p>
      <text:p text:style-name="P1"><text:span text:style-name="T3">Benefit: </text:span><text:span text:style-name="T2">What the cybernetic replacement allows its recipient to do.</text:span></text:p>
      <text:p text:style-name="P1"><text:span text:style-name="T3">Type: </text:span><text:span text:style-name="T2">Replacements can be external or internal. External replacements are subject to sunder attacks; internal replacements are not.</text:span></text:p>
      <text:p text:style-name="P1"><text:span text:style-name="T3">Hardness/Hit Points: </text:span><text:span text:style-name="T2">The hardness and hit points of the replacement. Internal replacements don’t have hardness.</text:span></text:p>
      <text:p text:style-name="P1"><text:span text:style-name="T3">Base Purchase DC: </text:span><text:span text:style-name="T2">The purchase DC of the replacement (or the components to build it), at its specified Progress Level. Cybernetic attachments are cheaper to buy at higher Progress Levels; for each raised step in Progress Level, reduce the purchase DC by 2. </text:span></text:p>
      <text:p text:style-name="P1"><text:span text:style-name="T3">Restriction: </text:span><text:span text:style-name="T2">The level of license required to purchase the replacement legally, and an appropriate black market purchase DC modifier.</text:span></text:p>
      <text:p text:style-name="P5"/>
      <text:p text:style-name="P1"><text:span text:style-name="T5">Artificial Organ (PL 5)</text:span></text:p>
      <text:p text:style-name="P1"><text:span text:style-name="T2">An artificial organ fully replaces a defective or destroyed biological organ, such as a heart, lung, eye, or ear.</text:span></text:p>
      <text:p text:style-name="P1"><text:span text:style-name="T3">Benefit: </text:span><text:span text:style-name="T2">The artificial organ duplicates the function of its biological counterpart. It provides no special game benefits.</text:span></text:p>
      <text:p text:style-name="P1"><text:span text:style-name="T3">Type: </text:span><text:span text:style-name="T2">Internal.</text:span></text:p>
      <text:p text:style-name="P1"><text:span text:style-name="T3">Hardness/Hit Points: </text:span><text:span text:style-name="T2">–/2.</text:span></text:p>
      <text:p text:style-name="P1"><text:span text:style-name="T3">Base Purchase DC: </text:span><text:span text:style-name="T2">19.</text:span></text:p>
      <text:p text:style-name="P1"><text:span text:style-name="T3">Restriction: </text:span><text:span text:style-name="T2">None.</text:span></text:p>
      <text:p text:style-name="P5"/>
      <text:p text:style-name="P1"><text:span text:style-name="T5">Prosthetic Arm (PL 5)</text:span></text:p>
      <text:p text:style-name="P1"><text:span text:style-name="T2">A prosthetic arm fully replaces a lost or destroyed biological arm. The prosthetic arm may begin at the shoulder, elbow, or wrist.</text:span></text:p>
      <text:p text:style-name="P1"><text:soft-page-break/><text:span text:style-name="T3">Benefit: </text:span><text:span text:style-name="T2">The prosthetic arm duplicates the function of its biological counterpart. It provides no special game benefits.</text:span></text:p>
      <text:p text:style-name="P1"><text:span text:style-name="T3">Type: </text:span><text:span text:style-name="T2">External.</text:span></text:p>
      <text:p text:style-name="P1"><text:span text:style-name="T3">Hardness/Hit Points: </text:span><text:span text:style-name="T2">3/5.</text:span></text:p>
      <text:p text:style-name="P1"><text:span text:style-name="T3">Base Purchase DC: </text:span><text:span text:style-name="T2">17.</text:span></text:p>
      <text:p text:style-name="P1"><text:span text:style-name="T3">Restriction: </text:span><text:span text:style-name="T2">None.</text:span></text:p>
      <text:p text:style-name="P5"/>
      <text:p text:style-name="P1"><text:span text:style-name="T5">Prosthetic Leg (PL 5)</text:span></text:p>
      <text:p text:style-name="P1"><text:span text:style-name="T2">A prosthetic leg fully replaces a lost or destroyed biological leg. The prosthetic leg may begin at the thigh, knee, or ankle.</text:span></text:p>
      <text:p text:style-name="P1"><text:span text:style-name="T3">Benefit: </text:span><text:span text:style-name="T2">The prosthetic leg duplicates the function of its biological counterpart. It provides no special game benefits.</text:span></text:p>
      <text:p text:style-name="P1"><text:span text:style-name="T3">Type: </text:span><text:span text:style-name="T2">External.</text:span></text:p>
      <text:p text:style-name="P1"><text:span text:style-name="T3">Hardness/Hit Points: </text:span><text:span text:style-name="T2">3/7.</text:span></text:p>
      <text:p text:style-name="P1"><text:span text:style-name="T3">Base Purchase DC: </text:span><text:span text:style-name="T2">17.</text:span></text:p>
      <text:p text:style-name="P1"><text:span text:style-name="T3">Restriction: </text:span><text:span text:style-name="T2">None.</text:span></text:p>
      <text:p text:style-name="P2"/>
      <text:p text:style-name="P1"><text:span text:style-name="T5">Artificial Organ Upgrade (PL 6)</text:span></text:p>
      <text:p text:style-name="P1"><text:span text:style-name="T2">This upgraded version of the PL 5 artificial organ not only replaces a defective or destroyed biological organ but is also more resilient than its technological predecessor. </text:span></text:p>
      <text:p text:style-name="P1"><text:span text:style-name="T3">Benefit: </text:span><text:span text:style-name="T2">The artificial organ upgrade duplicates the function of its biological counterpart and cannot be disabled if the recipient takes massive damage (see Massive Damage Effects).</text:span></text:p>
      <text:p text:style-name="P1"><text:span text:style-name="T3">Type: </text:span><text:span text:style-name="T2">Internal.</text:span></text:p>
      <text:p text:style-name="P1"><text:span text:style-name="T3">Hardness/Hit Points: </text:span><text:span text:style-name="T2">–/4.</text:span></text:p>
      <text:p text:style-name="P1"><text:span text:style-name="T3">Base Purchase DC: </text:span><text:span text:style-name="T2">21.</text:span></text:p>
      <text:p text:style-name="P1"><text:span text:style-name="T3">Restriction: </text:span><text:span text:style-name="T2">None.</text:span></text:p>
      <text:p text:style-name="P5"><text:soft-page-break/></text:p>
      <text:p text:style-name="P1"><text:span text:style-name="T5">Prosthetic Arm Upgrade (PL 6)</text:span></text:p>
      <text:p text:style-name="P1"><text:span text:style-name="T2">This upgraded version of the PL 5 prosthetic arm not only replaces a lost or destroyed arm but is also more resilient than its technological predecessor.</text:span></text:p>
      <text:p text:style-name="P1"><text:span text:style-name="T3">Benefit: </text:span><text:span text:style-name="T2">The prosthetic arm upgrade duplicates the function of its biological counterpart but has a greater hardness and more hit points than the basic PL 5 prosthesis.</text:span></text:p>
      <text:p text:style-name="P1"><text:span text:style-name="T3">Type: </text:span><text:span text:style-name="T2">External.</text:span></text:p>
      <text:p text:style-name="P1"><text:span text:style-name="T3">Hardness/Hit Points: </text:span><text:span text:style-name="T2">5/10.</text:span></text:p>
      <text:p text:style-name="P1"><text:span text:style-name="T3">Base Purchase DC: </text:span><text:span text:style-name="T2">19.</text:span></text:p>
      <text:p text:style-name="P1"><text:span text:style-name="T3">Restriction: </text:span><text:span text:style-name="T2">None.</text:span></text:p>
      <text:p text:style-name="P5"/>
      <text:p text:style-name="P1"><text:span text:style-name="T5">Prosthetic Leg Upgrade (PL 6)</text:span></text:p>
      <text:p text:style-name="P1"><text:span text:style-name="T2">This upgraded version of the PL 5 prosthetic leg not only replaces a lost or destroyed leg but is also more resilient than its technological predecessor.</text:span></text:p>
      <text:p text:style-name="P1"><text:span text:style-name="T3">Benefit: </text:span><text:span text:style-name="T2">The prosthetic leg upgrade duplicates the function of its biological counterpart but has a greater hardness and more hit points than the basic PL 5 prosthesis.</text:span></text:p>
      <text:p text:style-name="P1"><text:span text:style-name="T3">Type: </text:span><text:span text:style-name="T2">External.</text:span></text:p>
      <text:p text:style-name="P1"><text:span text:style-name="T3">Hardness/Hit Points: </text:span><text:span text:style-name="T2">5/15.</text:span></text:p>
      <text:p text:style-name="P1"><text:span text:style-name="T3">Base Purchase DC: </text:span><text:span text:style-name="T2">19.</text:span></text:p>
      <text:p text:style-name="P1"><text:span text:style-name="T3">Restriction: </text:span><text:span text:style-name="T2">None.</text:span></text:p>
      <text:p text:style-name="P5"/>
      <text:p text:style-name="P1"><text:span text:style-name="T5">Advanced Artificial Organ (PL 7)</text:span></text:p>
      <text:p text:style-name="P1"><text:span text:style-name="T2">This advanced version of the PL 5 artificial organ and PL 6 upgrade not only replaces a defective or destroyed biological organ but is also more resilient and less impairing than its technological predecessors.</text:span></text:p>
      <text:p text:style-name="P1"><text:span text:style-name="T3">Benefit: </text:span><text:span text:style-name="T2">The advanced artificial organ duplicates the function of its biological counterpart and cannot be disabled if the recipient takes massive damage (see Massive Damage Effects). In addition, the advanced organ does not count toward the total number of cybernetic attachments the recipient can have before taking negative levels (see Number of Attachments).</text:span></text:p>
      <text:p text:style-name="P1"><text:span text:style-name="T3">Type: </text:span><text:span text:style-name="T2">Internal.</text:span></text:p>
      <text:p text:style-name="P1"><text:soft-page-break/><text:span text:style-name="T3">Hardness/Hit Points: </text:span><text:span text:style-name="T2">–/4.</text:span></text:p>
      <text:p text:style-name="P1"><text:span text:style-name="T3">Base Purchase DC: </text:span><text:span text:style-name="T2">24.</text:span></text:p>
      <text:p text:style-name="P1"><text:span text:style-name="T3">Restriction: </text:span><text:span text:style-name="T2">None.</text:span></text:p>
      <text:p text:style-name="P5"/>
      <text:p text:style-name="P1"><text:span text:style-name="T5">Advanced Prosthetic Arm (PL 7)</text:span></text:p>
      <text:p text:style-name="P1"><text:span text:style-name="T2">This upgraded version of the PL 5 prosthetic arm and PL 6 upgrade not only replaces a lost or destroyed arm but is also more resilient and less impairing than its technological predecessors.</text:span></text:p>
      <text:p text:style-name="P1"><text:span text:style-name="T3">Benefit: </text:span><text:span text:style-name="T2">The advanced prosthesis duplicates the function of its biological counterpart. In addition, this advanced prosthesis does not count toward the total number of cybernetic attachments the recipient can have before taking negative levels (see Number of Attachments).</text:span></text:p>
      <text:p text:style-name="P1"><text:span text:style-name="T3">Type: </text:span><text:span text:style-name="T2">External.</text:span></text:p>
      <text:p text:style-name="P1"><text:span text:style-name="T3">Hardness/Hit Points: </text:span><text:span text:style-name="T2">5/10.</text:span></text:p>
      <text:p text:style-name="P1"><text:span text:style-name="T3">Base Purchase DC: </text:span><text:span text:style-name="T2">22.</text:span></text:p>
      <text:p text:style-name="P1"><text:span text:style-name="T3">Restriction: </text:span><text:span text:style-name="T2">None.</text:span></text:p>
      <text:p text:style-name="P5"/>
      <text:p text:style-name="P1"><text:span text:style-name="T5">Advanced Prosthetic Leg (PL 7)</text:span></text:p>
      <text:p text:style-name="P1"><text:span text:style-name="T2">This upgraded version of the PL 5 prosthetic leg and PL 6 upgrade not only replaces a lost or destroyed leg but is also more resilient and less impairing than its technological predecessors.</text:span></text:p>
      <text:p text:style-name="P1"><text:span text:style-name="T3">Benefit: </text:span><text:span text:style-name="T2">The advanced prosthesis duplicates the function of its biological counterpart. In addition, this advanced prosthesis does not count toward the total number of cybernetic attachments the recipient can have before taking negative levels (see Number of Attachments).</text:span></text:p>
      <text:p text:style-name="P1"><text:span text:style-name="T3">Type: </text:span><text:span text:style-name="T2">External.</text:span></text:p>
      <text:p text:style-name="P1"><text:span text:style-name="T3">Hardness/Hit Points: </text:span><text:span text:style-name="T2">5/15.</text:span></text:p>
      <text:p text:style-name="P1"><text:span text:style-name="T3">Base Purchase DC: </text:span><text:span text:style-name="T2">22.</text:span></text:p>
      <text:p text:style-name="P1"><text:span text:style-name="T3">Restriction: </text:span><text:span text:style-name="T2">None.</text:span></text:p>
      <text:p text:style-name="P3"/>
      <text:h text:style-name="P12" text:outline-level="2"><text:span text:style-name="T5">ENHANCEMENTS</text:span></text:h>
      <text:p text:style-name="P1"><text:soft-page-break/><text:span text:style-name="T2">Cybernetic enhancements are available starting at Progress Level 6. Unlike standard replacements, they bestow new abilities upon their recipients. Unless otherwise noted, enhancements don’t add measurably to a recipient’s weight.</text:span></text:p>
      <text:p text:style-name="P1"><text:span text:style-name="T2">Each enhancement description includes the following information:</text:span></text:p>
      <text:p text:style-name="P1"><text:span text:style-name="T3">Benefit: </text:span><text:span text:style-name="T2">What the cybernetic enhancement allows its recipient to do.</text:span></text:p>
      <text:p text:style-name="P1"><text:span text:style-name="T3">Type: </text:span><text:span text:style-name="T2">Enhancements can be external or internal. External enhancements are subject to sunder attacks; internal enhancements are not.</text:span></text:p>
      <text:p text:style-name="P1"><text:span text:style-name="T3">Hardness/Hit Points: </text:span><text:span text:style-name="T2">The hardness and hit points of the enhancement. Internal enhancements don’t have hardness.</text:span></text:p>
      <text:p text:style-name="P1"><text:span text:style-name="T3">Base Purchase DC: </text:span><text:span text:style-name="T2">The purchase DC of the enhancement (or the components to build it), at its specified Progress Level. Cybernetic attachments are cheaper to buy at higher Progress Levels; for each raised step in Progress Level, reduce the purchase DC by 2. </text:span></text:p>
      <text:p text:style-name="P1"><text:span text:style-name="T3">Restriction: </text:span><text:span text:style-name="T2">The level of license required to purchase the enhancement legally, and an appropriate black market purchase DC modifier.</text:span></text:p>
      <text:p text:style-name="P5"/>
      <text:p text:style-name="P1"><text:span text:style-name="T5">Anti-Shock Implant (PL 6)</text:span></text:p>
      <text:p text:style-name="P1"><text:span text:style-name="T2">This tiny implant, embedded near the recipient’s brain stem, protects itself and other cybernetic hardware against electricity damage. </text:span></text:p>
      <text:p text:style-name="P1"><text:span text:style-name="T3">Benefit: </text:span><text:span text:style-name="T2">The implant negates the recipient’s special vulnerability to electricity (see Benefits and Drawbacks, above).</text:span></text:p>
      <text:p text:style-name="P1"><text:span text:style-name="T3">Type: </text:span><text:span text:style-name="T2">Internal.</text:span></text:p>
      <text:p text:style-name="P1"><text:span text:style-name="T3">Hardness/Hit Points: </text:span><text:span text:style-name="T2">–/1.</text:span></text:p>
      <text:p text:style-name="P1"><text:span text:style-name="T3">Base Purchase DC: </text:span><text:span text:style-name="T2">15.</text:span></text:p>
      <text:p text:style-name="P1"><text:span text:style-name="T3">Restriction: </text:span><text:span text:style-name="T2">None.</text:span></text:p>
      <text:p text:style-name="P5"/>
      <text:p text:style-name="P1"><text:span text:style-name="T5">External Weapon Mount (PL 6)</text:span></text:p>
      <text:p text:style-name="P1"><text:span text:style-name="T2">The recipient’s prosthetic arm ends in a weapon instead of a hand.</text:span></text:p>
      <text:p text:style-name="P1"><text:span text:style-name="T3">Benefit: </text:span><text:span text:style-name="T2">The recipient has a melee or ranged weapon attached to a prosthetic arm. Attempts to disarm the recipient of the attached weapon automatically fail, though the weapon can still be attacked (like any other weapon) in an attempt to destroy it.</text:span></text:p>
      <text:p text:style-name="P1"><text:span text:style-name="T3">Type: </text:span><text:span text:style-name="T2">External.</text:span></text:p>
      <text:p text:style-name="P1"><text:span text:style-name="T3">Hardness/Hit Points: </text:span><text:span text:style-name="T2">10/5 (mount only).</text:span></text:p>
      <text:p text:style-name="P1"><text:soft-page-break/><text:span text:style-name="T3">Base Purchase DC: </text:span><text:span text:style-name="T2">Melee weapon mount 15, ranged weapon mount 17 (the purchase DC does not include the prosthetic arm or weapon).</text:span></text:p>
      <text:p text:style-name="P1"><text:span text:style-name="T3">Restriction: </text:span><text:span text:style-name="T2">Military (+3).</text:span></text:p>
      <text:p text:style-name="P5"/>
      <text:p text:style-name="P1"><text:span text:style-name="T5">Identity Chip (PL 6)</text:span></text:p>
      <text:p text:style-name="P1"><text:span text:style-name="T2">Identity chips provide identification without requiring visual recognition— high-tech ID cards that function even when the wearer is unrecognizable.</text:span></text:p>
      <text:p text:style-name="P1"><text:span text:style-name="T3">Benefit: </text:span><text:span text:style-name="T2">An identity chip functions as both legal ID and a credit card. The recipient can make Wealth checks even when separated from his funds.</text:span></text:p>
      <text:p text:style-name="P1"><text:span text:style-name="T3">Type: </text:span><text:span text:style-name="T2">Internal.</text:span></text:p>
      <text:p text:style-name="P1"><text:span text:style-name="T3">Hardness/Hit Points: </text:span><text:span text:style-name="T2">–/1.</text:span></text:p>
      <text:p text:style-name="P1"><text:span text:style-name="T3">Base Purchase DC: </text:span><text:span text:style-name="T2">5.</text:span></text:p>
      <text:p text:style-name="P1"><text:span text:style-name="T3">Restriction: </text:span><text:span text:style-name="T2">None.</text:span></text:p>
      <text:p text:style-name="P5"/>
      <text:p text:style-name="P1"><text:span text:style-name="T5">Injector Unit (PL 6)</text:span></text:p>
      <text:p text:style-name="P1"><text:span text:style-name="T2">This unit, attached the recipient’s forearm or thigh, incorporates three medical hypo-syringes. Upon command, the unit can inject any or all of the medicinal substances into the recipient’s bloodstream.</text:span></text:p>
      <text:p text:style-name="P1"><text:span text:style-name="T3">Benefit: </text:span><text:span text:style-name="T2">The injector unit has three built-in hypos, and each hypo holds a single dose of one of the following medicinal chemicals: antitox (PL 6), boost (PL 6), neutrad (PL 6), sporekill (PL 6), or biocort (PL 7). As a free action during his turn, the recipient can contract his muscles to inject himself with any or all of these hypos, gaining the benefits immediately. A drained hypo can be removed and replaced as a full-round action.</text:span></text:p>
      <text:p text:style-name="P1"><text:span text:style-name="T3">Type: </text:span><text:span text:style-name="T2">External.</text:span></text:p>
      <text:p text:style-name="P1"><text:span text:style-name="T3">Hardness/Hit Points: </text:span><text:span text:style-name="T2">2/5.</text:span></text:p>
      <text:p text:style-name="P1"><text:span text:style-name="T3">Base Purchase DC: </text:span><text:span text:style-name="T2">15 (medical hypos must be purchased separately).</text:span></text:p>
      <text:p text:style-name="P1"><text:span text:style-name="T3">Restriction: </text:span><text:span text:style-name="T2">Licensed (+1).</text:span></text:p>
      <text:p text:style-name="P5"/>
      <text:p text:style-name="P1"><text:span text:style-name="T5">Nightvision Optics (PL 6)</text:span></text:p>
      <text:p text:style-name="P1"><text:span text:style-name="T2">The recipient’s eyes are replaced with ocular implants that enable the character to see better in the dark. All of the recipient’s eyes must be replaced to gain any benefit.</text:span></text:p>
      <text:p text:style-name="P1"><text:soft-page-break/><text:span text:style-name="T3">Benefit: </text:span><text:span text:style-name="T2">The recipient gains darkvision out to a range of 60 feet.</text:span></text:p>
      <text:p text:style-name="P1"><text:span text:style-name="T3">Type: </text:span><text:span text:style-name="T2">Internal.</text:span></text:p>
      <text:p text:style-name="P1"><text:span text:style-name="T3">Hardness/Hit Points: </text:span><text:span text:style-name="T2">–/2 (per eye).</text:span></text:p>
      <text:p text:style-name="P1"><text:span text:style-name="T3">Base Purchase DC: </text:span><text:span text:style-name="T2">19.</text:span></text:p>
      <text:p text:style-name="P1"><text:span text:style-name="T3">Restriction: </text:span><text:span text:style-name="T2">None.</text:span></text:p>
      <text:p text:style-name="P5"/>
      <text:p text:style-name="P1"><text:span text:style-name="T5">Skill Implant (PL 6)</text:span></text:p>
      <text:p text:style-name="P1"><text:span text:style-name="T2">This small brain implant enables its recipient to perform a specific skill more adroitly.</text:span></text:p>
      <text:p text:style-name="P1"><text:span text:style-name="T3">Benefit: </text:span><text:span text:style-name="T2">The recipient gains a +2 competence bonus on checks made with one class skill of his choice. Different skills require different implants, and a skill implant cannot be modified to grant a bonus to another skill.</text:span></text:p>
      <text:p text:style-name="P1"><text:span text:style-name="T2">A recipient may have multiple skill implants, but each is considered a separate cybernetic attachment.</text:span></text:p>
      <text:p text:style-name="P1"><text:span text:style-name="T3">Type: </text:span><text:span text:style-name="T2">Internal.</text:span></text:p>
      <text:p text:style-name="P1"><text:span text:style-name="T3">Hardness/Hit Points: </text:span><text:span text:style-name="T2">–/1.</text:span></text:p>
      <text:p text:style-name="P1"><text:span text:style-name="T3">Base Purchase DC: </text:span><text:span text:style-name="T2">20.</text:span></text:p>
      <text:p text:style-name="P1"><text:span text:style-name="T3">Restriction: </text:span><text:span text:style-name="T2">None.</text:span></text:p>
      <text:p text:style-name="P5"/>
      <text:p text:style-name="P1"><text:span text:style-name="T5">Stabilizer (PL 6)</text:span></text:p>
      <text:p text:style-name="P1"><text:span text:style-name="T2">A stabilizer releases chemical coagulants into a dying recipient’s bloodstream to prevent excess blood loss, effectively stabilizing him. A stabilizer is usually installed near the recipient’s heart. </text:span></text:p>
      <text:p text:style-name="P1"><text:span text:style-name="T3">Benefit: </text:span><text:span text:style-name="T2">If reduced to negative hit points, the recipient automatically stabilizes.</text:span></text:p>
      <text:p text:style-name="P1"><text:span text:style-name="T3">Type: </text:span><text:span text:style-name="T2">Internal.</text:span></text:p>
      <text:p text:style-name="P1"><text:span text:style-name="T3">Hardness/Hit Points: </text:span><text:span text:style-name="T2">–/3.</text:span></text:p>
      <text:p text:style-name="P1"><text:span text:style-name="T3">Base Purchase DC: </text:span><text:span text:style-name="T2">22.</text:span></text:p>
      <text:p text:style-name="P1"><text:soft-page-break/><text:span text:style-name="T3">Restriction: </text:span><text:span text:style-name="T2">None.</text:span></text:p>
      <text:p text:style-name="P5"/>
      <text:p text:style-name="P1"><text:span text:style-name="T5">Subcutaneous Body Armor (PL 6)</text:span></text:p>
      <text:p text:style-name="P1"><text:span text:style-name="T2">Subcutaneous body armor consists of small plates of flexible armor implanted under the recipient’s skin.</text:span></text:p>
      <text:p text:style-name="P1"><text:span text:style-name="T3">Benefit: </text:span><text:span text:style-name="T2">The character gains a natural armor bonus to Defense. The bonus depends on the density of the armor: Light +2, Medium +5, Heavy +8.</text:span></text:p>
      <text:p text:style-name="P1"><text:span text:style-name="T3">Type: </text:span><text:span text:style-name="T2">Internal.</text:span></text:p>
      <text:p text:style-name="P1"><text:span text:style-name="T3">Hardness/Hit Points: </text:span><text:span text:style-name="T2">–/varies. The armor has one-quarter the maximum hit points of the recipient.</text:span></text:p>
      <text:p text:style-name="P1"><text:span text:style-name="T3">Base Purchase DC: </text:span><text:span text:style-name="T2">Light 15, Medium 20, or Heavy 25.</text:span></text:p>
      <text:p text:style-name="P1"><text:span text:style-name="T3">Restriction: </text:span><text:span text:style-name="T2">Military (+3).</text:span></text:p>
      <text:p text:style-name="P5"/>
      <text:p text:style-name="P1"><text:span text:style-name="T5">Subcutaneous Cell Phone (PL 6)</text:span></text:p>
      <text:p text:style-name="P1"><text:span text:style-name="T2">The recipient has a small transceiver installed underneath the skin of her throat. The transceiver is connected to a tiny speaker located in the recipient’s ear.</text:span></text:p>
      <text:p text:style-name="P1"><text:span text:style-name="T3">Benefit: </text:span><text:span text:style-name="T2">The recipient may carry on conversations using the subcutaneous cell phone without raising her voice above a whisper; Listen checks made to hear the recipient suffer a –4 penalty. The tiny speaker implanted in the recipient’s ear enables her to hear the other side of the conversation, but others cannot.</text:span></text:p>
      <text:p text:style-name="P1"><text:span text:style-name="T3">Type: </text:span><text:span text:style-name="T2">Internal.</text:span></text:p>
      <text:p text:style-name="P1"><text:span text:style-name="T3">Hardness/Hit Points: </text:span><text:span text:style-name="T2">–/2.</text:span></text:p>
      <text:p text:style-name="P1"><text:span text:style-name="T3">Base Purchase DC: </text:span><text:span text:style-name="T2">16.</text:span></text:p>
      <text:p text:style-name="P1"><text:span text:style-name="T3">Restriction: </text:span><text:span text:style-name="T2">None.</text:span></text:p>
      <text:p text:style-name="P5"/>
      <text:p text:style-name="P1"><text:span text:style-name="T5">Telescopic Optics (PL 6)</text:span></text:p>
      <text:p text:style-name="P1"><text:span text:style-name="T2">The recipient’s eyes are replaced with ocular implants that simulate the effects of binoculars, enabling the recipient to perceive distant objects more easily. All of the recipient’s eyes must be replaced to gain any benefit.</text:span></text:p>
      <text:p text:style-name="P1"><text:span text:style-name="T3">Benefit: </text:span><text:span text:style-name="T2">Telescopic optics reduce the range penalty for Spot checks to –1 for every 30 feet of distance (instead of –1 for every 10 feet).</text:span></text:p>
      <text:p text:style-name="P1"><text:soft-page-break/><text:span text:style-name="T3">Type: </text:span><text:span text:style-name="T2">Internal.</text:span></text:p>
      <text:p text:style-name="P1"><text:span text:style-name="T3">Hardness/Hit Points: </text:span><text:span text:style-name="T2">–/2 (per eye).</text:span></text:p>
      <text:p text:style-name="P1"><text:span text:style-name="T3">Base Purchase DC: </text:span><text:span text:style-name="T2">15.</text:span></text:p>
      <text:p text:style-name="P1"><text:span text:style-name="T3">Restriction: </text:span><text:span text:style-name="T2">None.</text:span></text:p>
      <text:p text:style-name="P5"/>
      <text:p text:style-name="P1"><text:span text:style-name="T5">Voice Stress Analyzer (PL 6)</text:span></text:p>
      <text:p text:style-name="P1"><text:span text:style-name="T2">Sensors attached to the recipient’s optic nerves and inner ear analyze minute physical indicators from living beings (including increased pulse galvanic skin response) and enable the recipient to better determine the emotional states of others.</text:span></text:p>
      <text:p text:style-name="P1"><text:span text:style-name="T3">Benefit: </text:span><text:span text:style-name="T2">The recipient gains a +4 equipment bonus on all Sense Motive checks.</text:span></text:p>
      <text:p text:style-name="P1"><text:span text:style-name="T3">Type: </text:span><text:span text:style-name="T2">Internal.</text:span></text:p>
      <text:p text:style-name="P1"><text:span text:style-name="T3">Hardness/Hit Points: </text:span><text:span text:style-name="T2">–/4.</text:span></text:p>
      <text:p text:style-name="P1"><text:span text:style-name="T3">Base Purchase DC: </text:span><text:span text:style-name="T2">17.</text:span></text:p>
      <text:p text:style-name="P1"><text:span text:style-name="T3">Restriction: </text:span><text:span text:style-name="T2">None.</text:span></text:p>
      <text:p text:style-name="P5"/>
      <text:p text:style-name="P1"><text:span text:style-name="T5">Anti-Flare Implants (PL 7)</text:span></text:p>
      <text:p text:style-name="P1"><text:span text:style-name="T2">The recipient’s corneas are replaced with artificial ones equipped with flare suppressors that react instantly to bright flashes of light. </text:span></text:p>
      <text:p text:style-name="P1"><text:span text:style-name="T3">Benefit: </text:span><text:span text:style-name="T2">Blinding effects produced by bright lights have no harmful or debilitating effect on the recipient.</text:span></text:p>
      <text:p text:style-name="P1"><text:span text:style-name="T3">Type: </text:span><text:span text:style-name="T2">Internal.</text:span></text:p>
      <text:p text:style-name="P1"><text:span text:style-name="T3">Hardness/Hit Points: </text:span><text:span text:style-name="T2">–/1 (per eye).</text:span></text:p>
      <text:p text:style-name="P1"><text:span text:style-name="T3">Base Purchase DC: </text:span><text:span text:style-name="T2">14.</text:span></text:p>
      <text:p text:style-name="P1"><text:span text:style-name="T3">Restriction: </text:span><text:span text:style-name="T2">None.</text:span></text:p>
      <text:p text:style-name="P5"/>
      <text:p text:style-name="P1"><text:soft-page-break/><text:span text:style-name="T5">Anti-Stun Implant (PL 7)</text:span></text:p>
      <text:p text:style-name="P1"><text:span text:style-name="T2">This implant, embedded near the spine, shields the recipient’s nervous system against stunning attacks.</text:span></text:p>
      <text:p text:style-name="P1"><text:span text:style-name="T3">Benefit: </text:span><text:span text:style-name="T2">The recipient cannot be stunned.</text:span></text:p>
      <text:p text:style-name="P1"><text:span text:style-name="T3">Type: </text:span><text:span text:style-name="T2">Internal.</text:span></text:p>
      <text:p text:style-name="P1"><text:span text:style-name="T3">Hardness/Hit Points: </text:span><text:span text:style-name="T2">–/4.</text:span></text:p>
      <text:p text:style-name="P1"><text:span text:style-name="T3">Base Purchase DC: </text:span><text:span text:style-name="T2">24.</text:span></text:p>
      <text:p text:style-name="P1"><text:span text:style-name="T3">Restriction: </text:span><text:span text:style-name="T2">Military (+3).</text:span></text:p>
      <text:p text:style-name="P5"/>
      <text:p text:style-name="P1"><text:span text:style-name="T5">Body Repair Weave (PL 7)</text:span></text:p>
      <text:p text:style-name="P1"><text:span text:style-name="T2">A delicate weave of subdermal biowires stimulates and repairs the body’s damaged tissue.</text:span></text:p>
      <text:p text:style-name="P1"><text:span text:style-name="T3">Benefit: </text:span><text:span text:style-name="T2">The recipient heals naturally at twice the normal rate.</text:span></text:p>
      <text:p text:style-name="P1"><text:span text:style-name="T3">Type: </text:span><text:span text:style-name="T2">Internal.</text:span></text:p>
      <text:p text:style-name="P1"><text:span text:style-name="T3">Hardness/Hit Points: </text:span><text:span text:style-name="T2">–/4.</text:span></text:p>
      <text:p text:style-name="P1"><text:span text:style-name="T3">Base Purchase DC: </text:span><text:span text:style-name="T2">21.</text:span></text:p>
      <text:p text:style-name="P1"><text:span text:style-name="T3">Restriction: </text:span><text:span text:style-name="T2">Licensed (+1).</text:span></text:p>
      <text:p text:style-name="P5"/>
      <text:p text:style-name="P1"><text:span text:style-name="T5">Data Archive (PL 7)</text:span></text:p>
      <text:p text:style-name="P1"><text:span text:style-name="T2">A data archive is a microcomputer implanted in the recipient’s skull. It contains skill-related information stored on a series of biological data chips, or biochips.</text:span></text:p>
      <text:p text:style-name="P1"><text:span text:style-name="T3">Benefit: </text:span><text:span text:style-name="T2">The recipient treats all skills as class skills. Furthermore, the recipient gains access to an information database that grants a +4 equipment bonus on all Knowledge checks.</text:span></text:p>
      <text:p text:style-name="P1"><text:span text:style-name="T3">Type: </text:span><text:span text:style-name="T2">Internal.</text:span></text:p>
      <text:p text:style-name="P1"><text:span text:style-name="T3">Hardness/Hit Points: </text:span><text:span text:style-name="T2">–/2.</text:span></text:p>
      <text:p text:style-name="P1"><text:soft-page-break/><text:span text:style-name="T3">Base Purchase DC: </text:span><text:span text:style-name="T2">27.</text:span></text:p>
      <text:p text:style-name="P1"><text:span text:style-name="T3">Restriction: </text:span><text:span text:style-name="T2">None.</text:span></text:p>
      <text:p text:style-name="P5"/>
      <text:p text:style-name="P1"><text:span text:style-name="T5">Feat Implant (PL 7)</text:span></text:p>
      <text:p text:style-name="P1"><text:span text:style-name="T2">Thanks to a chip implanted in the recipient’s brain or a series of implants wired to the recipient’s nervous system, the recipient gains special knowledge or some extraordinary ability.</text:span></text:p>
      <text:p text:style-name="P1"><text:span text:style-name="T3">Benefit: </text:span><text:span text:style-name="T2">The feat implant gives the recipient a feat. The recipient must meet all of the feat’s prerequisites to gain its benefits. If the feat implant is destroyed, the granted feat is lost as well. A feat implant cannot duplicate a metamagic or psionic feat.</text:span></text:p>
      <text:p text:style-name="P1"><text:span text:style-name="T3">Type: </text:span><text:span text:style-name="T2">Internal.</text:span></text:p>
      <text:p text:style-name="P1"><text:span text:style-name="T3">Hardness/Hit Points: </text:span><text:span text:style-name="T2">–/5.</text:span></text:p>
      <text:p text:style-name="P1"><text:span text:style-name="T3">Base Purchase DC: </text:span><text:span text:style-name="T2">25.</text:span></text:p>
      <text:p text:style-name="P1"><text:span text:style-name="T3">Restriction: </text:span><text:span text:style-name="T2">Military (+3).</text:span></text:p>
      <text:p text:style-name="P5"/>
      <text:p text:style-name="P1"><text:span text:style-name="T5">Fortified Skeleton (PL 7)</text:span></text:p>
      <text:p text:style-name="P1"><text:span text:style-name="T2">The recipient’s skeleton is fortified with high-impact polymers, increasing his ability to shrug off physical damage.</text:span></text:p>
      <text:p text:style-name="P1"><text:span text:style-name="T3">Benefit: </text:span><text:span text:style-name="T2">The recipient gains damage reduction 4/–.</text:span></text:p>
      <text:p text:style-name="P1"><text:span text:style-name="T3">Type: </text:span><text:span text:style-name="T2">Internal.</text:span></text:p>
      <text:p text:style-name="P1"><text:span text:style-name="T3">Hardness/Hit Points: </text:span><text:span text:style-name="T2">–/varies. The skeletal reinforcement has one-quarter the maximum hit points of the recipient.</text:span></text:p>
      <text:p text:style-name="P1"><text:span text:style-name="T3">Base Purchase DC: </text:span><text:span text:style-name="T2">32.</text:span></text:p>
      <text:p text:style-name="P1"><text:span text:style-name="T3">Restriction: </text:span><text:span text:style-name="T2">Military (+3).</text:span></text:p>
      <text:p text:style-name="P5"/>
      <text:p text:style-name="P1"><text:span text:style-name="T5">Initiative Implant (PL 7)</text:span></text:p>
      <text:p text:style-name="P1"><text:span text:style-name="T2">The initiative implant consists of a series of wires threaded around the recipient’s spinal cord and attached to the recipient’s nervous system. The implant stimulates faster response times.</text:span></text:p>
      <text:p text:style-name="P1"><text:soft-page-break/><text:span text:style-name="T3">Benefit: </text:span><text:span text:style-name="T2">The recipient gains a +2 equipment bonus on initiative checks.</text:span></text:p>
      <text:p text:style-name="P1"><text:span text:style-name="T3">Type: </text:span><text:span text:style-name="T2">Internal.</text:span></text:p>
      <text:p text:style-name="P1"><text:span text:style-name="T3">Hardness/Hit Points: </text:span><text:span text:style-name="T2">–/10.</text:span></text:p>
      <text:p text:style-name="P1"><text:span text:style-name="T3">Base Purchase DC: </text:span><text:span text:style-name="T2">20.</text:span></text:p>
      <text:p text:style-name="P1"><text:span text:style-name="T3">Restriction: </text:span><text:span text:style-name="T2">Military (+3).</text:span></text:p>
      <text:p text:style-name="P5"/>
      <text:p text:style-name="P1"><text:span text:style-name="T5">Internal Weapon Mount (PL 7)</text:span></text:p>
      <text:p text:style-name="P1"><text:span text:style-name="T2">The recipient has a subcutaneous weapon embedded in her body, usually in a prosthetic forearm or hand. The weapon extends from the prosthesis and is visible when in use.</text:span></text:p>
      <text:p text:style-name="P1"><text:span text:style-name="T3">Benefit: </text:span><text:span text:style-name="T2">The recipient has a melee or ranged weapon hidden under her skin. Attempts to disarm the recipient of the attached weapon automatically fail, and the weapon itself cannot be attacked unless it is extended. Extending or retracting the weapon is a free action.</text:span></text:p>
      <text:p text:style-name="P1"><text:span text:style-name="T2">Spotting a subcutaneous weapon requires a successful Spot check opposed by the recipient’s Sleight of Hand check. The weapon’s size applies a modifier to the Sleight of Hand check.</text:span></text:p>
      <text:p text:style-name="P1"><text:span text:style-name="T3">Type: </text:span><text:span text:style-name="T2">Internal.</text:span></text:p>
      <text:p text:style-name="P1"><text:span text:style-name="T3">Hardness/Hit Points: </text:span><text:span text:style-name="T2">10/5 (mount only).</text:span></text:p>
      <text:p text:style-name="P1"><text:span text:style-name="T3">Base Purchase DC: </text:span><text:span text:style-name="T2">Melee weapon mount 17, ranged weapon mount 19 (the purchase DC does not include the prosthesis or weapon).</text:span></text:p>
      <text:p text:style-name="P1"><text:span text:style-name="T3">Restriction: </text:span><text:span text:style-name="T2">Military (+3).</text:span></text:p>
      <text:p text:style-name="P5"/>
      <text:p text:style-name="P1"><text:span text:style-name="T5">Laser Optics (PL 7)</text:span></text:p>
      <text:p text:style-name="P1"><text:span text:style-name="T2">The recipient’s eyes are replaced with ocular implants capable of firing thin laser beams.</text:span></text:p>
      <text:p text:style-name="P1"><text:span text:style-name="T3">Benefit: </text:span><text:span text:style-name="T2">Using laser optics is an attack action that does not provoke attacks of opportunity. A “laser eye” deals 2d6 points of fire damage, threatens a critical hit on a natural 20, and has a range increment of 20 feet. Each additional eye adds +2 to the damage roll (thus, a pair of laser eyes would deal 2d6+2 points of fire damage).</text:span></text:p>
      <text:p text:style-name="P1"><text:span text:style-name="T2">A creature equipped with multiple laser eyes must fire them simultaneously at the same target.</text:span></text:p>
      <text:p text:style-name="P1"><text:span text:style-name="T3">Type: </text:span><text:span text:style-name="T2">Internal.</text:span></text:p>
      <text:p text:style-name="P1"><text:span text:style-name="T3">Hardness/Hit Points: </text:span><text:span text:style-name="T2">–/2 (per eye).</text:span></text:p>
      <text:p text:style-name="P1"><text:soft-page-break/><text:span text:style-name="T3">Base Purchase DC: </text:span><text:span text:style-name="T2">Single 25, pair 28.</text:span></text:p>
      <text:p text:style-name="P1"><text:span text:style-name="T3">Restriction: </text:span><text:span text:style-name="T2">Military (+3).</text:span></text:p>
      <text:p text:style-name="P5"/>
      <text:p text:style-name="P1"><text:span text:style-name="T5">Luminous Skin (PL 7)</text:span></text:p>
      <text:p text:style-name="P1"><text:span text:style-name="T2">Special skin grafts create luminous displays on the recipient’s flesh. Most recipients use it purely for decoration, but the same technology can provide a built-in chronometer.</text:span></text:p>
      <text:p text:style-name="P1"><text:span text:style-name="T3">Benefit: </text:span><text:span text:style-name="T2">The recipient can control the brightness of the luminescence as a free action, negating it entirely if desired. As its most intense, luminous skin can illuminate squares occupied by or adjacent to the recipient. The chronometer serves the same function as a wristwatch, including date, time, and alarm functions.</text:span></text:p>
      <text:p text:style-name="P1"><text:span text:style-name="T3">Type: </text:span><text:span text:style-name="T2">Internal.</text:span></text:p>
      <text:p text:style-name="P1"><text:span text:style-name="T3">Hardness/Hit Points: </text:span><text:span text:style-name="T2">–/– (luminous skin ceases to function when the recipient is killed).</text:span></text:p>
      <text:p text:style-name="P1"><text:span text:style-name="T3">Base Purchase DC: </text:span><text:span text:style-name="T2">4 (6 for chronometer version).</text:span></text:p>
      <text:p text:style-name="P1"><text:span text:style-name="T3">Restriction: </text:span><text:span text:style-name="T2">None.</text:span></text:p>
      <text:p text:style-name="P5"/>
      <text:p text:style-name="P1"><text:span text:style-name="T5">Microcomputer (PL 7)</text:span></text:p>
      <text:p text:style-name="P1"><text:span text:style-name="T2">The recipient has a miniature computer attached to his nervous system, usually at the base of the skull.</text:span></text:p>
      <text:p text:style-name="P1"><text:span text:style-name="T3">Benefit: </text:span><text:span text:style-name="T2">The recipient may attempt Computer Use checks as a move action, rather than a full-round action. The microcomputer reduces by half the time required to operate remotes. A data port in the back of the unit allows for the insertion of a standard interface cable (purchase DC 5), allowing the recipient to transfer data without the benefit of a modem. </text:span></text:p>
      <text:p text:style-name="P1"><text:span text:style-name="T3">Type: </text:span><text:span text:style-name="T2">Internal.</text:span></text:p>
      <text:p text:style-name="P1"><text:span text:style-name="T3">Hardness/Hit Points: </text:span><text:span text:style-name="T2">–/4.</text:span></text:p>
      <text:p text:style-name="P1"><text:span text:style-name="T3">Base Purchase DC: </text:span><text:span text:style-name="T2">35 (36 with integrated cellular modem).</text:span></text:p>
      <text:p text:style-name="P1"><text:span text:style-name="T3">Restriction: </text:span><text:span text:style-name="T2">Restricted (+2).</text:span></text:p>
      <text:p text:style-name="P5"/>
      <text:p text:style-name="P1"><text:span text:style-name="T5">Mindscreen Implant (PL 7)</text:span></text:p>
      <text:p text:style-name="P1"><text:span text:style-name="T2">A small implant in the recipient’s brain protects him against mental attacks. </text:span></text:p>
      <text:p text:style-name="P1"><text:soft-page-break/><text:span text:style-name="T3">Benefit: </text:span><text:span text:style-name="T2">The recipient gains a +2 equipment bonus on saving throws against mind-affecting attacks.</text:span></text:p>
      <text:p text:style-name="P1"><text:span text:style-name="T3">Type: </text:span><text:span text:style-name="T2">Internal.</text:span></text:p>
      <text:p text:style-name="P1"><text:span text:style-name="T3">Hardness/Hit Points: </text:span><text:span text:style-name="T2">–/2.</text:span></text:p>
      <text:p text:style-name="P1"><text:span text:style-name="T3">Base Purchase DC: </text:span><text:span text:style-name="T2">28.</text:span></text:p>
      <text:p text:style-name="P1"><text:span text:style-name="T3">Restriction: </text:span><text:span text:style-name="T2">Military (+3).</text:span></text:p>
      <text:p text:style-name="P5"/>
      <text:p text:style-name="P1"><text:span text:style-name="T5">Prosthetic Enhancer (PL 7)</text:span></text:p>
      <text:p text:style-name="P1"><text:span text:style-name="T2">This implant attaches to a prosthetic arm or leg, making it stronger.</text:span></text:p>
      <text:p text:style-name="P1"><text:span text:style-name="T3">Benefit: </text:span><text:span text:style-name="T2">If attached to a prosthetic leg, the prosthetic enhancer increases the recipient’s base speed by +5 feet. In addition, any unarmed attack made with an enhanced prosthetic leg deals an additional 1 point of damage.</text:span></text:p>
      <text:p text:style-name="P1"><text:span text:style-name="T2">If attached to a prosthetic arm, the prosthetic enhancer grants a +2 bonus on Strength- and Dexterity-based ability checks and skill checks. In addition, any unarmed attack made with an enhanced prosthetic arm deals an additional 1 point of damage.</text:span></text:p>
      <text:p text:style-name="P1"><text:span text:style-name="T2">A prosthetic enhancer does not count toward the total number of cybernetic attachments the recipient can have before taking negative levels (see Number of Attachments).</text:span></text:p>
      <text:p text:style-name="P1"><text:span text:style-name="T3">Type: </text:span><text:span text:style-name="T2">Internal.</text:span></text:p>
      <text:p text:style-name="P1"><text:span text:style-name="T3">Hardness/Hit Points: </text:span><text:span text:style-name="T2">–/2.</text:span></text:p>
      <text:p text:style-name="P1"><text:span text:style-name="T3">Base Purchase DC: </text:span><text:span text:style-name="T2">22.</text:span></text:p>
      <text:p text:style-name="P1"><text:span text:style-name="T3">Restriction: </text:span><text:span text:style-name="T2">None.</text:span></text:p>
      <text:p text:style-name="P5"/>
      <text:p text:style-name="P1"><text:span text:style-name="T5">Rage Implant (PL 7)</text:span></text:p>
      <text:p text:style-name="P1"><text:span text:style-name="T2">This brain implant dramatically increases the amount of adrenaline and testosterone the recipient’s body produces, temporarily boosting his strength and durability.</text:span></text:p>
      <text:p text:style-name="P1"><text:span text:style-name="T3">Benefit: </text:span><text:span text:style-name="T2">The recipient can activate the implant as a free action once per day. Upon doing so, he temporarily gains a +4 bonus to Strength, a +4 bonus to Constitution, and a +2 morale bonus on Will saves, but he takes a –2 penalty to Defense.</text:span></text:p>
      <text:p text:style-name="P1"><text:span text:style-name="T2">The increase in Constitution increases the recipient’s hit points by 2 per level, but these hit points go away at the end of the rage when his Constitution score drops back to normal. While raging, the recipient cannot use any Charisma-, Dexterity-, or Intelligence-based skills (except for Balance, Drive, Escape Artist, Intimidate, Pilot, or Ride), the Concentration skill, any abilities that require patience and concentration (including spellcasting and manifesting psionic powers), or any items that must be activated to function. </text:span></text:p>
      <text:p text:style-name="P1"><text:span text:style-name="T2">The rage lasts for a number of rounds equal to 3 + the recipient’s (newly acquired) Constitution modifier. The recipient may prematurely end his rage.</text:span></text:p>
      <text:p text:style-name="P1"><text:soft-page-break/><text:span text:style-name="T2">At the end of the rage, the recipient loses the rage modifiers and restrictions and becomes fatigued for the remaining duration of the current encounter.</text:span></text:p>
      <text:p text:style-name="P1"><text:span text:style-name="T2">The increased Constitution triggered by the rage implant in now way obviates the negative levels bestowed for having too many cybernetic attachments.</text:span></text:p>
      <text:p text:style-name="P1"><text:span text:style-name="T3">Type: </text:span><text:span text:style-name="T2">Internal.</text:span></text:p>
      <text:p text:style-name="P1"><text:span text:style-name="T3">Hardness/Hit Points: </text:span><text:span text:style-name="T2">–/3.</text:span></text:p>
      <text:p text:style-name="P1"><text:span text:style-name="T3">Base Purchase DC: </text:span><text:span text:style-name="T2">24.</text:span></text:p>
      <text:p text:style-name="P1"><text:span text:style-name="T3">Restriction: </text:span><text:span text:style-name="T2">Restricted (+2).</text:span></text:p>
      <text:p text:style-name="P5"/>
      <text:p text:style-name="P1"><text:span text:style-name="T5">Skill Plexus (PL 7)</text:span></text:p>
      <text:p text:style-name="P1"><text:span text:style-name="T2">This unit, implanted in the recipient’s brain, allows multiple skill implants to function as a single cybernetic attachment (see Skill Implant, above).</text:span></text:p>
      <text:p text:style-name="P1"><text:span text:style-name="T3">Benefit: </text:span><text:span text:style-name="T2">The recipient may have up to four skill implants attached to the skill plexus, and together they are treated as a single cybernetic attachment. However, if the skill plexus is destroyed, all of the attached skill implants are destroyed as well.</text:span></text:p>
      <text:p text:style-name="P1"><text:span text:style-name="T3">Type: </text:span><text:span text:style-name="T2">Internal.</text:span></text:p>
      <text:p text:style-name="P1"><text:span text:style-name="T3">Hardness/Hit Points: </text:span><text:span text:style-name="T2">–/4.</text:span></text:p>
      <text:p text:style-name="P1"><text:span text:style-name="T3">Base Purchase DC: </text:span><text:span text:style-name="T2">25 (does not include skill implants).</text:span></text:p>
      <text:p text:style-name="P1"><text:span text:style-name="T3">Restriction: </text:span><text:span text:style-name="T2">None.</text:span></text:p>
      <text:p text:style-name="P5"/>
      <text:p text:style-name="P1"><text:span text:style-name="T5">Targeting Optics (PL 7)</text:span></text:p>
      <text:p text:style-name="P1"><text:span text:style-name="T2">The recipient’s eyes are replaced with ocular implants that use a projected targeting reticle to improve the recipient’s aim. All of the recipient’s eyes must be replaced to gain any benefit. </text:span></text:p>
      <text:p text:style-name="P1"><text:span text:style-name="T3">Benefit: </text:span><text:span text:style-name="T2">Targeting optics grant a +1 bonus on all attack rolls made with ranged weapons.</text:span></text:p>
      <text:p text:style-name="P1"><text:span text:style-name="T3">Type: </text:span><text:span text:style-name="T2">Internal.</text:span></text:p>
      <text:p text:style-name="P1"><text:span text:style-name="T3">Hardness/Hit Points: </text:span><text:span text:style-name="T2">–/2 (per eye).</text:span></text:p>
      <text:p text:style-name="P1"><text:span text:style-name="T3">Base Purchase DC: </text:span><text:span text:style-name="T2">17.</text:span></text:p>
      <text:p text:style-name="P1"><text:soft-page-break/><text:span text:style-name="T3">Restriction: </text:span><text:span text:style-name="T2">Military (+3).</text:span></text:p>
      <text:p text:style-name="P5"/>
      <text:p text:style-name="P1"><text:span text:style-name="T5">Feat Plexus (PL 8)</text:span></text:p>
      <text:p text:style-name="P1"><text:span text:style-name="T2">This unit, implanted in the recipient’s brain, allows multiple feat implants to function as a single cybernetic attachment (see Feat Implant, above).</text:span></text:p>
      <text:p text:style-name="P1"><text:span text:style-name="T3">Benefit: </text:span><text:span text:style-name="T2">The recipient may have up to four feat implants attached to the feat plexus, and together they are treated as a single cybernetic attachment. However, if the feat plexus is destroyed, all of the attached feat implants are destroyed as well.</text:span></text:p>
      <text:p text:style-name="P1"><text:span text:style-name="T3">Type: </text:span><text:span text:style-name="T2">Internal.</text:span></text:p>
      <text:p text:style-name="P1"><text:span text:style-name="T3">Hardness/Hit Points: </text:span><text:span text:style-name="T2">–/4.</text:span></text:p>
      <text:p text:style-name="P1"><text:span text:style-name="T3">Base Purchase DC: </text:span><text:span text:style-name="T2">25 (does not include feat implants).</text:span></text:p>
      <text:p text:style-name="P1"><text:span text:style-name="T3">Restriction: </text:span><text:span text:style-name="T2">Military (+3).</text:span></text:p>
      <text:p text:style-name="P5"/>
      <text:p text:style-name="P1"><text:span text:style-name="T5">Invisiware (PL 8)</text:span></text:p>
      <text:p text:style-name="P1"><text:span text:style-name="T2">This technology enables its recipient to turn invisible for a short time. Invisiware uses crystalline refractors grafted to the skin and powered by rechargeable solar battery units protruding from various points on the recipient’s body (usually the spine).</text:span></text:p>
      <text:p text:style-name="P1"><text:span text:style-name="T3">Benefit: </text:span><text:span text:style-name="T2">By using invisiware to bend light around its body, a creature can turn invisible. An invisible creature gains a +40 bonus on Hide checks if immobile, or a +20 bonus if moving. Pinpointing the location of an invisible creature that isn’t attempting to hide requires a Spot check (DC 40 if the creature is immobile or DC 20 if it is moving).</text:span></text:p>
      <text:p text:style-name="P1"><text:span text:style-name="T2">While invisible, the creature gains 50% concealment against attacks from other creatures that correctly pinpoint its fighting space.</text:span></text:p>
      <text:p text:style-name="P1"><text:span text:style-name="T2">Activating or deactivating invisiware is a free action. However, the technology consumes a great deal of the battery power; after 10 rounds (1 minute) of use, the solar batteries must be recharged for 1 hour, during which time the invisiware cannot be activated. </text:span></text:p>
      <text:p text:style-name="P1"><text:span text:style-name="T3">Type: </text:span><text:span text:style-name="T2">External.</text:span></text:p>
      <text:p text:style-name="P1"><text:span text:style-name="T3">Hardness/Hit Points: </text:span><text:span text:style-name="T2">4/20.</text:span></text:p>
      <text:p text:style-name="P1"><text:span text:style-name="T3">Base Purchase DC: </text:span><text:span text:style-name="T2">35.</text:span></text:p>
      <text:p text:style-name="P1"><text:span text:style-name="T3">Restriction: </text:span><text:span text:style-name="T2">Military (+3).</text:span></text:p>
      <text:p text:style-name="P5"/>
      <text:p text:style-name="P1"><text:span text:style-name="T5">Psi Implant (PL 8)</text:span></text:p>
      <text:p text:style-name="P1"><text:soft-page-break/><text:span text:style-name="T2">This brain implant stimulates neuron activity in underdeveloped regions of the recipient’s brain, unlocking latent psionic abilities. </text:span></text:p>
      <text:p text:style-name="P1"><text:span text:style-name="T3">Benefit: </text:span><text:span text:style-name="T2">The recipient gains the Wild Talent feat.</text:span></text:p>
      <text:p text:style-name="P1"><text:span text:style-name="T3">Type: </text:span><text:span text:style-name="T2">Internal.</text:span></text:p>
      <text:p text:style-name="P1"><text:span text:style-name="T3">Hardness/Hit Points: </text:span><text:span text:style-name="T2">–/2.</text:span></text:p>
      <text:p text:style-name="P1"><text:span text:style-name="T3">Base Purchase DC: </text:span><text:span text:style-name="T2">31.</text:span></text:p>
      <text:p text:style-name="P1"><text:span text:style-name="T3">Restriction: </text:span><text:span text:style-name="T2">Military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ybernetics</dc:title>
    <meta:initial-creator>asmith</meta:initial-creator>
    <meta:creation-date>2004-08-31T15:19:00</meta:creation-date>
    <dc:date>2004-08-31T15:19:00</dc:date>
    <meta:editing-cycles>2</meta:editing-cycles>
    <meta:editing-duration>P0D</meta:editing-duration>
    <meta:document-statistic meta:table-count="2" meta:image-count="0" meta:object-count="0" meta:page-count="20" meta:paragraph-count="379" meta:word-count="4959" meta:character-count="32443" meta:non-whitespace-character-count="27873"/>
    <meta:generator>LibreOffice/5.4.6.2$Linux_X86_64 LibreOffice_project/40m0$Build-2</meta:generator>
    <meta:user-defined meta:name="Company">Wizards of the Coast</meta:user-defined>
    <meta:user-defined meta:name="Operator">Andy Smith</meta:user-defined>
  </office:meta>
</office:document-meta>
</file>